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T1" style:family="text">
      <style:text-properties style:font-name="Arial" fo:font-size="13pt" fo:font-style="normal" fo:font-weight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333333" loext:opacity="100%" style:text-line-through-style="none" style:text-line-through-type="none" style:font-name="Arial" fo:font-size="12pt" fo:font-style="normal" style:text-underline-style="none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28cd5787-7fff-7767-7ddc-e256cd594a56"/>14-03-2025</text:p>
      <text:p text:style-name="P1">ACTIVIDAD I</text:p>
      <text:p text:style-name="Text_20_body"/>
      <text:p text:style-name="P1">1. Escribir un programa en Java en la siguiente ruta:  C:\ archivo/java/inicio.java</text:p>
      <text:p text:style-name="P1">que muestre:</text:p>
      <text:p text:style-name="Text_20_body"/>
      <text:p text:style-name="P1">Si el fichero existe o no  </text:p>
      <text:p text:style-name="P1">Si se trata de un directorio o de un fichero</text:p>
      <text:p text:style-name="P4"> </text:p>
      <text:p text:style-name="P4"> <text:span text:style-name="T1">1.1. Crear un programa en Java que borre el fichero cuya ruta ha sido introducida por el usuario es C:\ archivo/java/inicio.java</text:span></text:p>
      <text:p text:style-name="Text_20_body"/>
      <text:p text:style-name="P1">ACTIVIDAD II</text:p>
      <text:p text:style-name="Text_20_body"/>
      <text:p text:style-name="P1">1.-Crear una ventana login de usuario y clave con la biblioteca swing.</text:p>
      <text:p text:style-name="Text_20_body"/>
      <text:p text:style-name="P1">ACTIVIDAD III</text:p>
      <text:p text:style-name="Text_20_body"/>
      <text:p text:style-name="P1">Realice los siguientes programas JAVA:</text:p>
      <text:p text:style-name="Text_20_body"/>
      <text:p text:style-name="P5"><text:span text:style-name="T2">3.1.</text:span><text:span text:style-name="T3">-</text:span><text:span text:style-name="T4">Se ingresan tres notas de un alumno, si el promedio es mayor o igual a siete mostrar un mensaje "Promocionado"</text:span></text:p>
      <text:p text:style-name="Text_20_body"/>
      <text:p text:style-name="P3">3.2.-Se cargan por teclado tres números distintos. Mostrar por pantalla el mayor de ellos.</text:p>
      <text:p text:style-name="Text_20_body"/>
      <text:p text:style-name="P3">3.3.Se ingresan un conjunto de alturas de personas por teclado. Mostrar la altura promedio de las personas.</text:p>
      <text:p text:style-name="Text_20_body"/>
      <text:p text:style-name="P3">3.4.-Se realiza la carga de 10 valores enteros por teclado. Se desea conocer:</text:p>
      <text:p text:style-name="P3">a) La cantidad de valores ingresados negativos.</text:p>
      <text:p text:style-name="P3">b) La cantidad de valores ingresados positivos.</text:p>
      <text:p text:style-name="P3">c) La cantidad de múltiplos de 15.</text:p>
      <text:p text:style-name="P3">d) El valor acumulado de los números ingresados que son pares.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2:27.363685197</meta:creation-date>
    <dc:date>2025-03-14T13:23:08.190277039</dc:date>
    <meta:editing-duration>PT42S</meta:editing-duration>
    <meta:editing-cycles>1</meta:editing-cycles>
    <meta:document-statistic meta:table-count="0" meta:image-count="0" meta:object-count="0" meta:page-count="1" meta:paragraph-count="21" meta:word-count="171" meta:character-count="1030" meta:non-whitespace-character-count="872"/>
    <meta:generator>LibreOffice/24.2.7.2$Linux_X86_64 LibreOffice_project/420$Build-2</meta:generator>
  </office:meta>
</office:document-meta>
</file>